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2234" officeooo:paragraph-rsid="00142234"/>
    </style:style>
    <style:style style:name="P2" style:family="paragraph" style:parent-style-name="Standard">
      <style:text-properties officeooo:rsid="0018eb47" officeooo:paragraph-rsid="0018eb47"/>
    </style:style>
    <style:style style:name="P3" style:family="paragraph" style:parent-style-name="Standard">
      <style:text-properties officeooo:paragraph-rsid="0018eb47"/>
    </style:style>
    <style:style style:name="P4" style:family="paragraph" style:parent-style-name="Standard">
      <style:text-properties officeooo:paragraph-rsid="001f34e7"/>
    </style:style>
    <style:style style:name="P5" style:family="paragraph" style:parent-style-name="Standard">
      <style:text-properties officeooo:paragraph-rsid="0022854f"/>
    </style:style>
    <style:style style:name="P6" style:family="paragraph" style:parent-style-name="Standard">
      <style:text-properties officeooo:paragraph-rsid="0028183e"/>
    </style:style>
    <style:style style:name="P7" style:family="paragraph" style:parent-style-name="Standard">
      <style:text-properties officeooo:paragraph-rsid="0029c093"/>
    </style:style>
    <style:style style:name="P8" style:family="paragraph" style:parent-style-name="Standard">
      <style:text-properties officeooo:rsid="0029f628" officeooo:paragraph-rsid="0029f628"/>
    </style:style>
    <style:style style:name="P9" style:family="paragraph" style:parent-style-name="Standard">
      <style:text-properties officeooo:paragraph-rsid="0029f628"/>
    </style:style>
    <style:style style:name="P10" style:family="paragraph" style:parent-style-name="Standard">
      <style:text-properties officeooo:paragraph-rsid="002c6949"/>
    </style:style>
    <style:style style:name="P11" style:family="paragraph" style:parent-style-name="Standard">
      <style:text-properties officeooo:paragraph-rsid="002ef657"/>
    </style:style>
    <style:style style:name="P12" style:family="paragraph" style:parent-style-name="Standard">
      <style:text-properties officeooo:rsid="00351fcb" officeooo:paragraph-rsid="00351fcb"/>
    </style:style>
    <style:style style:name="P13" style:family="paragraph" style:parent-style-name="Standard">
      <style:text-properties officeooo:paragraph-rsid="00351fcb"/>
    </style:style>
    <style:style style:name="P14" style:family="paragraph" style:parent-style-name="Standard">
      <style:text-properties officeooo:rsid="00368ff5" officeooo:paragraph-rsid="00368ff5"/>
    </style:style>
    <style:style style:name="P15" style:family="paragraph" style:parent-style-name="Standard">
      <style:text-properties officeooo:paragraph-rsid="00368ff5"/>
    </style:style>
    <style:style style:name="P16" style:family="paragraph" style:parent-style-name="Standard">
      <style:text-properties officeooo:rsid="003da553" officeooo:paragraph-rsid="003da553"/>
    </style:style>
    <style:style style:name="P17" style:family="paragraph" style:parent-style-name="Standard">
      <style:text-properties officeooo:rsid="004238c8" officeooo:paragraph-rsid="004238c8"/>
    </style:style>
    <style:style style:name="P18" style:family="paragraph" style:parent-style-name="Standard">
      <style:text-properties officeooo:rsid="00465821" officeooo:paragraph-rsid="00465821"/>
    </style:style>
    <style:style style:name="P19" style:family="paragraph" style:parent-style-name="Standard" style:list-style-name="L1">
      <style:text-properties officeooo:rsid="0018eb47" officeooo:paragraph-rsid="0018eb47"/>
    </style:style>
    <style:style style:name="P20" style:family="paragraph" style:parent-style-name="Standard" style:list-style-name="L2">
      <style:text-properties officeooo:rsid="0018eb47" officeooo:paragraph-rsid="0018eb47"/>
    </style:style>
    <style:style style:name="P21" style:family="paragraph" style:parent-style-name="Standard" style:list-style-name="L2">
      <style:text-properties officeooo:paragraph-rsid="0018eb47"/>
    </style:style>
    <style:style style:name="P22" style:family="paragraph" style:parent-style-name="Standard" style:list-style-name="L3">
      <style:text-properties officeooo:paragraph-rsid="001f34e7"/>
    </style:style>
    <style:style style:name="P23" style:family="paragraph" style:parent-style-name="Standard" style:list-style-name="L4">
      <style:text-properties officeooo:paragraph-rsid="0022854f"/>
    </style:style>
    <style:style style:name="P24" style:family="paragraph" style:parent-style-name="Standard" style:list-style-name="L5">
      <style:text-properties officeooo:paragraph-rsid="0028183e"/>
    </style:style>
    <style:style style:name="P25" style:family="paragraph" style:parent-style-name="Standard" style:list-style-name="L5">
      <style:text-properties officeooo:paragraph-rsid="0028c167"/>
    </style:style>
    <style:style style:name="P26" style:family="paragraph" style:parent-style-name="Standard" style:list-style-name="L5">
      <style:text-properties officeooo:paragraph-rsid="0029c093"/>
    </style:style>
    <style:style style:name="P27" style:family="paragraph" style:parent-style-name="Standard" style:list-style-name="L6">
      <style:text-properties officeooo:rsid="0029f628" officeooo:paragraph-rsid="0029f628"/>
    </style:style>
    <style:style style:name="P28" style:family="paragraph" style:parent-style-name="Standard" style:list-style-name="L7">
      <style:text-properties officeooo:paragraph-rsid="002c6949"/>
    </style:style>
    <style:style style:name="P29" style:family="paragraph" style:parent-style-name="Standard" style:list-style-name="L8">
      <style:text-properties officeooo:paragraph-rsid="002ef657"/>
    </style:style>
    <style:style style:name="P30" style:family="paragraph" style:parent-style-name="Standard" style:list-style-name="L8">
      <style:text-properties officeooo:paragraph-rsid="0030e1f8"/>
    </style:style>
    <style:style style:name="P31" style:family="paragraph" style:parent-style-name="Standard" style:list-style-name="L9">
      <style:text-properties officeooo:rsid="00351fcb" officeooo:paragraph-rsid="00351fcb"/>
    </style:style>
    <style:style style:name="P32" style:family="paragraph" style:parent-style-name="Standard" style:list-style-name="L10">
      <style:text-properties officeooo:paragraph-rsid="00368ff5"/>
    </style:style>
    <style:style style:name="P33" style:family="paragraph" style:parent-style-name="Standard" style:list-style-name="L10">
      <style:text-properties officeooo:rsid="00368ff5" officeooo:paragraph-rsid="00368ff5"/>
    </style:style>
    <style:style style:name="P34" style:family="paragraph" style:parent-style-name="Standard" style:list-style-name="L10">
      <style:text-properties officeooo:rsid="00368ff5" officeooo:paragraph-rsid="003da553"/>
    </style:style>
    <style:style style:name="P35" style:family="paragraph" style:parent-style-name="Standard" style:list-style-name="L11">
      <style:text-properties officeooo:rsid="004238c8" officeooo:paragraph-rsid="004238c8"/>
    </style:style>
    <style:style style:name="P36" style:family="paragraph" style:parent-style-name="Standard" style:list-style-name="L12">
      <style:text-properties officeooo:rsid="004238c8" officeooo:paragraph-rsid="004238c8"/>
    </style:style>
    <style:style style:name="P37" style:family="paragraph" style:parent-style-name="Standard" style:list-style-name="L12">
      <style:text-properties officeooo:paragraph-rsid="003da553"/>
    </style:style>
    <style:style style:name="P38" style:family="paragraph" style:parent-style-name="Standard" style:list-style-name="L12">
      <style:text-properties officeooo:rsid="003da553" officeooo:paragraph-rsid="003da553"/>
    </style:style>
    <style:style style:name="P39" style:family="paragraph" style:parent-style-name="Standard" style:list-style-name="L12">
      <style:text-properties officeooo:rsid="0040f826" officeooo:paragraph-rsid="0040f826"/>
    </style:style>
    <style:style style:name="P40" style:family="paragraph" style:parent-style-name="Standard" style:list-style-name="L12">
      <style:text-properties officeooo:rsid="0042285e" officeooo:paragraph-rsid="0042285e"/>
    </style:style>
    <style:style style:name="P41" style:family="paragraph" style:parent-style-name="Standard">
      <style:text-properties officeooo:rsid="00465821" officeooo:paragraph-rsid="00465821"/>
    </style:style>
    <style:style style:name="P42" style:family="paragraph" style:parent-style-name="Standard" style:list-style-name="L13">
      <style:text-properties officeooo:rsid="00465821" officeooo:paragraph-rsid="00465821"/>
    </style:style>
    <style:style style:name="P43" style:family="paragraph" style:parent-style-name="Standard" style:list-style-name="L13">
      <style:text-properties officeooo:rsid="00465821" officeooo:paragraph-rsid="0047493c"/>
    </style:style>
    <style:style style:name="P44" style:family="paragraph" style:parent-style-name="Standard">
      <style:text-properties officeooo:rsid="00465821" officeooo:paragraph-rsid="0047493c"/>
    </style:style>
    <style:style style:name="P45" style:family="paragraph" style:parent-style-name="Standard">
      <style:text-properties officeooo:rsid="0047493c" officeooo:paragraph-rsid="0047493c"/>
    </style:style>
    <style:style style:name="P46" style:family="paragraph" style:parent-style-name="Standard">
      <style:text-properties officeooo:paragraph-rsid="0047493c"/>
    </style:style>
    <style:style style:name="P47" style:family="paragraph" style:parent-style-name="Standard">
      <style:text-properties officeooo:paragraph-rsid="00486642"/>
    </style:style>
    <style:style style:name="T1" style:family="text">
      <style:text-properties officeooo:rsid="001aaa35"/>
    </style:style>
    <style:style style:name="T2" style:family="text">
      <style:text-properties officeooo:rsid="001f34e7"/>
    </style:style>
    <style:style style:name="T3" style:family="text">
      <style:text-properties officeooo:rsid="0022854f"/>
    </style:style>
    <style:style style:name="T4" style:family="text">
      <style:text-properties officeooo:rsid="0025da55"/>
    </style:style>
    <style:style style:name="T5" style:family="text">
      <style:text-properties officeooo:rsid="0028183e"/>
    </style:style>
    <style:style style:name="T6" style:family="text">
      <style:text-properties officeooo:rsid="00288142"/>
    </style:style>
    <style:style style:name="T7" style:family="text">
      <style:text-properties officeooo:rsid="0029c093"/>
    </style:style>
    <style:style style:name="T8" style:family="text">
      <style:text-properties officeooo:rsid="0029f628"/>
    </style:style>
    <style:style style:name="T9" style:family="text">
      <style:text-properties officeooo:rsid="002c6949"/>
    </style:style>
    <style:style style:name="T10" style:family="text">
      <style:text-properties officeooo:rsid="002ef657"/>
    </style:style>
    <style:style style:name="T11" style:family="text">
      <style:text-properties officeooo:rsid="00351fcb"/>
    </style:style>
    <style:style style:name="T12" style:family="text">
      <style:text-properties officeooo:rsid="00368ff5"/>
    </style:style>
    <style:style style:name="T13" style:family="text">
      <style:text-properties officeooo:rsid="003d9ce0"/>
    </style:style>
    <style:style style:name="T14" style:family="text">
      <style:text-properties officeooo:rsid="0043d4ee"/>
    </style:style>
    <style:style style:name="T15" style:family="text">
      <style:text-properties officeooo:rsid="00446945"/>
    </style:style>
    <style:style style:name="T16" style:family="text">
      <style:text-properties officeooo:rsid="0047493c"/>
    </style:style>
    <style:style style:name="T17" style:family="text">
      <style:text-properties officeooo:rsid="00465821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www.w3resource.com/sql-exercises/sql-retrieve-from-table.php" text:style-name="Internet_20_link" text:visited-style-name="Visited_20_Internet_20_Link">https://www.w3resource.com/sql-exercises/sql-retrieve-from-table.php</text:a></text:p>
      <text:p text:style-name="P1"/>
      <text:list xml:id="list2107973748" text:style-name="L1">
        <text:list-item>
          <text:p text:style-name="P19"><text:a xlink:type="simple" xlink:href="https://www.w3resource.com/sql-exercises/sql-retrieve-from-table.php" text:style-name="Internet_20_link" text:visited-style-name="Visited_20_Internet_20_Link">SQL Retrieve data from tables</text:a></text:p>
        </text:list-item>
      </text:list>
      <text:p text:style-name="P2"/>
      <text:list xml:id="list4187595735" text:style-name="L2">
        <text:list-item>
          <text:p text:style-name="P20">select * from salesman</text:p>
        </text:list-item>
        <text:list-item>
          <text:p text:style-name="P21">SELECT 'This is SQL Exercise, Practice and Solution' as value;</text:p>
        </text:list-item>
        <text:list-item>
          <text:p text:style-name="P21">SELECT 5,10,15</text:p>
        </text:list-item>
        <text:list-item>
          <text:p text:style-name="P21">SELECT 15 + 20</text:p>
        </text:list-item>
        <text:list-item>
          <text:p text:style-name="P21">SELECT (5 * 2) + 6</text:p>
        </text:list-item>
        <text:list-item>
          <text:p text:style-name="P21">SELECT <text:span text:style-name="T1">name</text:span>,<text:span text:style-name="T1">commision</text:span> FROM SALESMAN</text:p>
        </text:list-item>
        <text:list-item>
          <text:p text:style-name="P21">SELECT ord_date,salesman_id,ord_no,purch_amt FROM ORDERS</text:p>
        </text:list-item>
        <text:list-item>
          <text:p text:style-name="P21">SELECT DISTINCT salesman_id from orders</text:p>
        </text:list-item>
        <text:list-item>
          <text:p text:style-name="P21">SELECT name,city FROM SALESMAN WHERE lower(city) = 'paris'</text:p>
        </text:list-item>
        <text:list-item>
          <text:p text:style-name="P21">SELECT * FROM CUSTOMER WHERE grade = 200</text:p>
        </text:list-item>
        <text:list-item>
          <text:p text:style-name="P21">SELECT ord_no,ord_date,purch_amt FROM orders WHERE salesman_id = 5001</text:p>
        </text:list-item>
        <text:list-item>
          <text:p text:style-name="P21">SELECT * FROM NOBEL_WIN</text:p>
        </text:list-item>
        <text:list-item>
          <text:p text:style-name="P21">SELECT winner FROM NOBEL_WIN WHERE year = 1971 AND subject = 'Literature'</text:p>
        </text:list-item>
        <text:list-item>
          <text:p text:style-name="P21">SELECT year,subject FROM NOBEL_WIN WHERE LOWER(winner) = 'dennis gabor'</text:p>
        </text:list-item>
        <text:list-item>
          <text:p text:style-name="P21">SELECT winner FROM NOBEL_WIN WHERE LOWER(subject) = 'physics' AND year &gt; 1950</text:p>
        </text:list-item>
        <text:list-item>
          <text:p text:style-name="P21">SELECT * FROM NOBEL_WIN WHERE LOWER(subject) = 'chemistry' AND year &gt;= 1965 and year &lt;= 1975</text:p>
        </text:list-item>
        <text:list-item>
          <text:p text:style-name="P21">SELECT * FROM NOBEL_WIN WHERE LOWER(winner) in ('menachem begin','yitzhak rabin') AND year &gt; 1972</text:p>
        </text:list-item>
        <text:list-item>
          <text:p text:style-name="P21">SELECT * FROM nobel_win WHERE winner LIKE 'Louis%';</text:p>
        </text:list-item>
        <text:list-item>
          <text:p text:style-name="P21">SELECT * FROM nobel_win <text:s/>WHERE (subject ='Physics' AND year=1970) UNION (SELECT * FROM nobel_win <text:s/>WHERE (subject ='Economics' AND year=1971));</text:p>
        </text:list-item>
        <text:list-item>
          <text:p text:style-name="P21">SELECT * FROM nobel_win <text:s/>WHERE subject NOT IN ('Physiology','Economics') AND year = 1970 </text:p>
        </text:list-item>
        <text:list-item>
          <text:p text:style-name="P21">SELECT * FROM nobel_win WHERE (subject ='Physiology' AND year&lt;1971) UNION (SELECT * FROM nobel_win WHERE (subject ='Peace' AND year&gt;=1974));</text:p>
        </text:list-item>
        <text:list-item>
          <text:p text:style-name="P21">SELECT * <text:s/>FROM nobel_win <text:s/>WHERE winner='Johannes Georg Bednorz';</text:p>
        </text:list-item>
        <text:list-item>
          <text:p text:style-name="P21">SELECT * FROM nobel_win <text:s/>WHERE subject NOT LIKE 'P%' ORDER BY year DESC,winner</text:p>
        </text:list-item>
        <text:list-item>
          <text:p text:style-name="P21">SELECT * FROM nobel_win WHERE year=1970 <text:s/>ORDER BY CASE WHEN subject IN ('Economics','Chemistry') THEN 1 ELSE 0 END ASC,subject,winner;</text:p>
        </text:list-item>
        <text:list-item>
          <text:p text:style-name="P21">SELECT * FROM item_mast WHERE pro_price BETWEEN 200 AND 600;</text:p>
        </text:list-item>
        <text:list-item>
          <text:p text:style-name="P21">SELECT * FROM item_mast WHERE pro_price BETWEEN 200 AND 600;</text:p>
        </text:list-item>
        <text:list-item>
          <text:p text:style-name="P21"><text:s/>SELECT pro_name as "Item Name", pro_price AS "Price in Rs." FROM item_mast;</text:p>
        </text:list-item>
        <text:list-item>
          <text:p text:style-name="P21">SELECT pro_name, pro_price FROM item_mast WHERE pro_price &gt;= 250 ORDER BY pro_price DESC, pro_name;</text:p>
        </text:list-item>
        <text:list-item>
          <text:p text:style-name="P21">SELECT AVG(pro_price), pro_com FROM item_mast GROUP BY pro_com;</text:p>
        </text:list-item>
        <text:list-item>
          <text:p text:style-name="P21">SELECT pro_name, pro_price FROM item_mast WHERE pro_price = (SELECT MIN(pro_price) FROM item_mast);</text:p>
        </text:list-item>
        <text:list-item>
          <text:p text:style-name="P21">SELECT DISTINCT emp_lname FROM emp_details;</text:p>
        </text:list-item>
        <text:list-item>
          <text:p text:style-name="P21">SELECT <text:s/>* <text:s/>FROM emp_details <text:span text:style-name="T2">W</text:span>HERE emp_lname= 'Snares';</text:p>
        </text:list-item>
        <text:list-item>
          <text:p text:style-name="P21">SELECT <text:s/>* <text:s/>FROM emp_details <text:s/>WHERE emp_dept= 57;</text:p>
        </text:list-item>
      </text:list>
      <text:p text:style-name="P3"/>
      <text:p text:style-name="P3"/>
      <text:p text:style-name="P3"/>
      <text:p text:style-name="P3"/>
      <text:p text:style-name="P3"/>
      <text:p text:style-name="P4"><text:soft-page-break/><text:span text:style-name="T2">B) <text:s/></text:span><text:a xlink:type="simple" xlink:href="https://www.w3resource.com/sql-exercises/sql-boolean-operators.php" text:style-name="Internet_20_link" text:visited-style-name="Visited_20_Internet_20_Link">SQL Boolean and Relational operators</text:a></text:p>
      <text:p text:style-name="P4"/>
      <text:list xml:id="list2378413635" text:style-name="L3">
        <text:list-item>
          <text:p text:style-name="P22">SELECT * FROM customer WHERE grade &gt; 100;</text:p>
        </text:list-item>
        <text:list-item>
          <text:p text:style-name="P22">SELECT * FROM customer <text:s/>WHERE city = 'New York' AND grade&gt;100;</text:p>
        </text:list-item>
        <text:list-item>
          <text:p text:style-name="P22">SELECT * FROM customer WHERE city = 'New York' OR grade&gt;100;</text:p>
        </text:list-item>
        <text:list-item>
          <text:p text:style-name="P22">SELECT * FROM customer WHERE city = 'New York' OR NOT grade&gt;100;</text:p>
        </text:list-item>
        <text:list-item>
          <text:p text:style-name="P22">SELECT * FROM customer WHERE NOT (city = 'New York' OR grade&gt;100);</text:p>
        </text:list-item>
        <text:list-item>
          <text:p text:style-name="P22">SELECT * FROM <text:s/>orders WHERE NOT ((ord_date ='2012-09-10' AND salesman_id&gt;5005) OR purch_amt&gt;1000.00);</text:p>
        </text:list-item>
        <text:list-item>
          <text:p text:style-name="P22">SELECT salesman_id,name,city,commission FROM salesman WHERE (commission &gt; 0.10 AND commission&lt; 0.12);</text:p>
        </text:list-item>
        <text:list-item>
          <text:p text:style-name="P22">SELECT * FROM <text:s/>orders WHERE(purch_amt&lt;200 OR NOT(ord_date&gt;='2012-02-10' AND customer_id&lt;3009));</text:p>
        </text:list-item>
        <text:list-item>
          <text:p text:style-name="P22">SELECT * FROM <text:s/>orders WHERE NOT((ord_date ='2012-08-17' OR customer_id&gt;3005) AND purch_amt&lt;1000);</text:p>
        </text:list-item>
        <text:list-item>
          <text:p text:style-name="P22">SELECT ord_no,purch_amt, (100*purch_amt)/6000 AS "Achieved %", (100*(6000-purch_amt)/6000) AS "Unachieved %" FROM <text:s/>orders WHERE (100*purch_amt)/6000&gt;50;</text:p>
        </text:list-item>
        <text:list-item>
          <text:p text:style-name="P22">SELECT * <text:s/>FROM emp_details <text:s text:c="2"/>WHERE emp_lname ='Dosni' OR emp_lname= 'Mardy';</text:p>
        </text:list-item>
        <text:list-item>
          <text:p text:style-name="P22">SELECT * <text:s/>FROM emp_details <text:s/>WHERE emp_dept = 47 OR emp_dept = 63;</text:p>
        </text:list-item>
      </text:list>
      <text:p text:style-name="P4"/>
      <text:p text:style-name="P5"><text:span text:style-name="T3">C) <text:s/></text:span><text:a xlink:type="simple" xlink:href="https://www.w3resource.com/sql-exercises/sql-wildcard-special-operators.php" text:style-name="Internet_20_link" text:visited-style-name="Visited_20_Internet_20_Link">SQL Wildcard and Special operators</text:a></text:p>
      <text:p text:style-name="P5"/>
      <text:list xml:id="list3902013264" text:style-name="L4">
        <text:list-item>
          <text:p text:style-name="P23">SELECT * FROM salesman WHERE city = 'Paris' OR city = 'Rome';</text:p>
        </text:list-item>
        <text:list-item>
          <text:p text:style-name="P23">SELECT * FROM salesman WHERE city IN('Paris','Rome');</text:p>
        </text:list-item>
        <text:list-item>
          <text:p text:style-name="P23">SELECT * FROM salesman WHERE city NOT IN('Paris','Rome');</text:p>
        </text:list-item>
        <text:list-item>
          <text:p text:style-name="P23">SELECT * FROM customer WHERE customer_id IN (3007,3008,3009);</text:p>
        </text:list-item>
        <text:list-item>
          <text:p text:style-name="P23">SELECT * FROM salesman WHERE commission BETWEEN 0.12 AND 0.14;</text:p>
        </text:list-item>
        <text:list-item>
          <text:p text:style-name="P23">SELECT * FROM orders WHERE (purch_amt BETWEEN 500 AND 4000) AND NOT purch_amt IN(948.50,1983.43);</text:p>
        </text:list-item>
        <text:list-item>
          <text:p text:style-name="P23">SELECT * FROM salesman WHERE name BETWEEN 'A' and '<text:span text:style-name="T4">K</text:span>';</text:p>
        </text:list-item>
        <text:list-item>
          <text:p text:style-name="P23">SELECT * FROM salesman WHERE name NOT BETWEEN 'A' and 'L';</text:p>
        </text:list-item>
        <text:list-item>
          <text:p text:style-name="P23">SELECT * FROM customer WHERE cust_name LIKE 'B%';</text:p>
        </text:list-item>
        <text:list-item>
          <text:p text:style-name="P23">SELECT *FROM customer WHERE cust_name LIKE '%n';</text:p>
        </text:list-item>
        <text:list-item>
          <text:p text:style-name="P23">SELECT * <text:s/>FROM salesman WHERE name LIKE 'N__l%';</text:p>
        </text:list-item>
        <text:list-item>
          <text:p text:style-name="P23">SELECT * FROM testtable WHERE col1 LIKE '%/_%' ESCAPE '/';</text:p>
        </text:list-item>
        <text:list-item>
          <text:p text:style-name="P23">SELECT * FROM testtable WHERE col1 NOT LIKE '%/_%' ESCAPE '/';</text:p>
        </text:list-item>
        <text:list-item>
          <text:p text:style-name="P23">SELECT * FROM testtable WHERE col1 LIKE '%//%' ESCAPE '/';</text:p>
        </text:list-item>
        <text:list-item>
          <text:p text:style-name="P23">SELECT * FROM testtable WHERE col1 NOT LIKE '%//%' ESCAPE '/';</text:p>
        </text:list-item>
        <text:list-item>
          <text:p text:style-name="P23">SELECT * FROM testtable WHERE col1 LIKE '%/_//%' ESCAPE '/';</text:p>
        </text:list-item>
        <text:list-item>
          <text:p text:style-name="P23">SELECT * FROM testtable WHERE col1 NOT LIKE '%/_//%' ESCAPE '/';</text:p>
        </text:list-item>
        <text:list-item>
          <text:p text:style-name="P23">SELECT * FROM testtable WHERE col1 LIKE '%/%%' ESCAPE'/';</text:p>
        </text:list-item>
        <text:list-item>
          <text:p text:style-name="P23">SELECT *FROM testtable WHERE col1 NOT LIKE '%/%%' ESCAPE'/';</text:p>
        </text:list-item>
        <text:list-item>
          <text:p text:style-name="P23">SELECT * FROM customer WHERE grade IS NULL;</text:p>
        </text:list-item>
        <text:list-item>
          <text:p text:style-name="P23">SELECT * FROM customer WHERE grade IS NOT NULL;</text:p>
        </text:list-item>
        <text:list-item>
          <text:p text:style-name="P23">SELECT * <text:s/>FROM emp_details WHERE emp_lname LIKE 'D%'; </text:p>
        </text:list-item>
      </text:list>
      <text:p text:style-name="P5"/>
      <text:p text:style-name="P6"><text:span text:style-name="T5">D) <text:s/></text:span><text:a xlink:type="simple" xlink:href="https://www.w3resource.com/sql-exercises/sql-aggregate-functions.php" text:style-name="Internet_20_link" text:visited-style-name="Visited_20_Internet_20_Link">SQL Aggregate Functions [25 Exercises]</text:a></text:p>
      <text:p text:style-name="P6"/>
      <text:list xml:id="list2685056555" text:style-name="L5">
        <text:list-item>
          <text:p text:style-name="P24">SELECT SUM (purch_amt) <text:s/>FROM orders;</text:p>
        </text:list-item>
        <text:list-item>
          <text:p text:style-name="P24">SELECT AVG (purch_amt) <text:s/>FROM orders;</text:p>
        </text:list-item>
        <text:list-item>
          <text:p text:style-name="P24">SELECT COUNT (DISTINCT salesman_id) FROM orders;</text:p>
        </text:list-item>
        <text:list-item>
          <text:p text:style-name="P24">SELECT COUNT(<text:span text:style-name="T6">cust_name) </text:span>FROM customer <text:span text:style-name="T6">WHERE cust_name is not null</text:span>;</text:p>
        </text:list-item>
        <text:list-item>
          <text:p text:style-name="P24"><text:soft-page-break/>SELECT COUNT (ALL grade) FROM customer;</text:p>
        </text:list-item>
        <text:list-item>
          <text:p text:style-name="P24">SELECT MAX (purch_amt) FROM orders;</text:p>
        </text:list-item>
        <text:list-item>
          <text:p text:style-name="P24">SELECT MIN(purch_amt) FROM orders;</text:p>
        </text:list-item>
        <text:list-item>
          <text:p text:style-name="P24">SELECT city,MAX(grade) FROM customer GROUP BY city;</text:p>
        </text:list-item>
        <text:list-item>
          <text:p text:style-name="P24">SELECT customer_id,MAX(purch_amt) FROM orders GROUP BY customer_id;</text:p>
        </text:list-item>
        <text:list-item>
          <text:p text:style-name="P24">SELECT customer_id,ord_date,MAX(purch_amt) FROM orders GROUP BY customer_id,ord_date;</text:p>
        </text:list-item>
        <text:list-item>
          <text:p text:style-name="P24">SELECT salesman_id,MAX(purch_amt) FROM orders WHERE ord_date = '2012-08-17' GROUP BY salesman_id;</text:p>
        </text:list-item>
        <text:list-item>
          <text:p text:style-name="P25">SELECT customer_id,ord_date,MAX(purch_amt) <text:s/>FROM orders GROUP BY customer_id,ord_date HAVING MAX(purch_amt) &gt; 2000.00;</text:p>
        </text:list-item>
        <text:list-item>
          <text:p text:style-name="P25">SELECT customer_id,ord_date,MAX(purch_amt) FROM orders GROUP BY customer_id,ord_date HAVING MAX(purch_amt) BETWEEN 2000 AND 6000;</text:p>
        </text:list-item>
        <text:list-item>
          <text:p text:style-name="P25">SELECT customer_id,ord_date,MAX(purch_amt) FROM orders GROUP BY customer_id,ord_date HAVING MAX(purch_amt) IN(2000 ,3000,5760, 6000);</text:p>
        </text:list-item>
        <text:list-item>
          <text:p text:style-name="P25">SELECT customer_id,MAX(purch_amt) FROM orders WHERE customer_id BETWEEN 3002 and 3007 GROUP BY customer_id;</text:p>
        </text:list-item>
        <text:list-item>
          <text:p text:style-name="P25">SELECT customer_id,MAX(purch_amt) FROM orders WHERE customer_id BETWEEN 3002 and 3007 GROUP BY customer_id HAVING MAX(purch_amt)&gt;1000;</text:p>
        </text:list-item>
        <text:list-item>
          <text:p text:style-name="P25">SELECT salesman_id,MAX(purch_amt) FROM orders <text:span text:style-name="T7">WHERE</text:span> salesman_id BETWEEN 5003 AND 5008 GROUP BY salesman_id </text:p>
        </text:list-item>
        <text:list-item>
          <text:p text:style-name="P25">SELECT COUNT(<text:span text:style-name="T7">1</text:span>) <text:s/>FROM orders WHERE ord_date='2012-08-17';</text:p>
        </text:list-item>
        <text:list-item>
          <text:p text:style-name="P25">SELECT COUNT(<text:span text:style-name="T7">1</text:span>) FROM salesman WHERE city IS NOT NULL;</text:p>
        </text:list-item>
        <text:list-item>
          <text:p text:style-name="P26">SELECT ord_date,salesman_id,COUNT(salesman_id) FROM orders GROUP BY ord_date,salesman_id;</text:p>
        </text:list-item>
        <text:list-item>
          <text:p text:style-name="P26">SELECT AVG(pro_price) AS "Average Price" <text:s text:c="2"/>FROM item_mast;</text:p>
        </text:list-item>
        <text:list-item>
          <text:p text:style-name="P26">SELECT COUNT(<text:span text:style-name="T7">1)</text:span> AS "Number of Products" <text:s text:c="2"/>FROM item_mast <text:s/>WHERE pro_price &gt;= 350;</text:p>
        </text:list-item>
        <text:list-item>
          <text:p text:style-name="P26">SELECT AVG(pro_price) AS "Average Price",pro_com AS "Company ID" FROM item_mast GROUP BY pro_com;</text:p>
        </text:list-item>
        <text:list-item>
          <text:p text:style-name="P26">SELECT AVG(pro_price) AS "Average Price",pro_com AS "Company ID" FROM item_mast GROUP BY pro_com;</text:p>
        </text:list-item>
        <text:list-item>
          <text:p text:style-name="P26">SELECT emp_dept, COUNT(<text:span text:style-name="T8">1</text:span>) FROM emp_details GROUP BY emp_dept;</text:p>
        </text:list-item>
      </text:list>
      <text:p text:style-name="P7"/>
      <text:p text:style-name="P9"><text:span text:style-name="T8">C) <text:s text:c="6"/></text:span><text:a xlink:type="simple" xlink:href="https://www.w3resource.com/sql-exercises/sql-fromatting-output-exercises.php" text:style-name="Internet_20_link" text:visited-style-name="Visited_20_Internet_20_Link">SQL Formatting query output</text:a></text:p>
      <text:p text:style-name="P8"/>
      <text:list xml:id="list155882142" text:style-name="L6">
        <text:list-item>
          <text:p text:style-name="P27">SELECT salesman_id,name,city,CONCAT(CAST(commission AS VARCHAR(10)),'%') FROM salesman</text:p>
        </text:list-item>
        <text:list-item>
          <text:p text:style-name="P27">SELECT ord_date,CONCAT(CAST(count(ord_no) AS VARCHAR(10)),' orders') FROM orders GROUP BY ord_date</text:p>
        </text:list-item>
        <text:list-item>
          <text:p text:style-name="P27">SELECT * FROM orders ORDER BY ord_no;</text:p>
        </text:list-item>
        <text:list-item>
          <text:p text:style-name="P27">SELECT * FROM orders ORDER BY ord_date DESC;</text:p>
        </text:list-item>
        <text:list-item>
          <text:p text:style-name="P27">SELECT * FROM orders ORDER BY ord_date, purch_amt DESC;</text:p>
        </text:list-item>
        <text:list-item>
          <text:p text:style-name="P27">SELECT cust_name,city,grade FROM customer ORDER BY customer_id;</text:p>
        </text:list-item>
        <text:list-item>
          <text:p text:style-name="P27">SELECT salesman_id,ord_date,MAX(purch_amt) FROM orders GROUP BY salesman_id,ord_date ORDER BY salesman_id,ord_date;</text:p>
        </text:list-item>
        <text:list-item>
          <text:p text:style-name="P27">SELECT cust_name,city,grade FROM customer ORDER BY 3 DESC;</text:p>
        </text:list-item>
        <text:list-item>
          <text:p text:style-name="P27">SELECT customer_id, COUNT(DISTINCT ord_no), MAX(purch_amt) FROM orders GROUP BY customer_id ORDER BY 2 DESC;</text:p>
        </text:list-item>
        <text:list-item>
          <text:p text:style-name="P27">SELECT ord_date, SUM(purch_amt), SUM(purch_amt)*.15 FROM orders GROUP BY ord_date ORDER BY ord_date;</text:p>
        </text:list-item>
      </text:list>
      <text:p text:style-name="P8"/>
      <text:p text:style-name="P10"><text:soft-page-break/><text:span text:style-name="T9">D) <text:s/></text:span><text:a xlink:type="simple" xlink:href="https://www.w3resource.com/sql-exercises/sql-exercises-quering-on-multiple-table.php" text:style-name="Internet_20_link" text:visited-style-name="Visited_20_Internet_20_Link">SQL Quering on Multiple Tables</text:a></text:p>
      <text:p text:style-name="P10"/>
      <text:list xml:id="list215994055" text:style-name="L7">
        <text:list-item>
          <text:p text:style-name="P28">SELECT customer.cust_name,salesman.name, salesman.city FROM salesman, customer WHERE salesman.city = customer.city;</text:p>
        </text:list-item>
        <text:list-item>
          <text:p text:style-name="P28">SELECT customer.cust_name,salesman.name, salesman.city FROM salesman, customer WHERE salesman.city = customer.city;</text:p>
        </text:list-item>
        <text:list-item>
          <text:p text:style-name="P28">SELECT ord_no, cust_name, orders.customer_id, orders.salesman_id FROM salesman, customer, orders WHERE customer.city &lt;&gt; salesman.city AND orders.customer_id = customer.customer_id AND orders.salesman_id = salesman.salesman_id;</text:p>
        </text:list-item>
        <text:list-item>
          <text:p text:style-name="P28">SELECT orders.ord_no, customer.cust_name FROM orders, customer WHERE orders.customer_id = customer.customer_id; </text:p>
        </text:list-item>
        <text:list-item>
          <text:p text:style-name="P28">SELECT customer.cust_name AS "Customer",customer.grade AS "Grade" FROM orders, salesman, customer WHERE orders.customer_id = customer.customer_id AND orders.salesman_id = salesman.salesman_id AND salesman.city IS NOT NULL AND customer.grade IS NOT NULL;</text:p>
        </text:list-item>
        <text:list-item>
          <text:p text:style-name="P28">SELECT customer.cust_name AS "Customer",customer.city AS "City",salesman.name AS "Salesman",salesman.commission FROM customer,salesman WHERE customer.salesman_id = salesman.salesman_id AND salesman.commission BETWEEN .12 AND .14;</text:p>
        </text:list-item>
        <text:list-item>
          <text:p text:style-name="P28">SELECT ord_no, cust_name, commission AS "Commission%",purch_amt*commission AS "Commission" FROM salesman,orders,customer WHERE orders.customer_id = customer.customer_id AND orders.salesman_id = salesman.salesman_id AND customer.grade&gt;=200;</text:p>
        </text:list-item>
      </text:list>
      <text:p text:style-name="P10"/>
      <text:p text:style-name="P11"><text:span text:style-name="T10">E) <text:s/></text:span><text:a xlink:type="simple" xlink:href="https://www.w3resource.com/sql-exercises/sql-joins-exercises.php" text:style-name="Internet_20_link" text:visited-style-name="Visited_20_Internet_20_Link">SQL JOINS </text:a></text:p>
      <text:p text:style-name="P11"/>
      <text:list xml:id="list2665155566" text:style-name="L8">
        <text:list-item>
          <text:p text:style-name="P29">SELECT salesman.name,customer.cust_name FROM salesman inner join customer on salesman.salesman_id = customer.salesman_id</text:p>
        </text:list-item>
        <text:list-item>
          <text:p text:style-name="P30">SELECT <text:s/>orders.ord_no,orders.purch_amt,customer.cust_name,customer .city FROM orders ,customer WHERE customer customer_id=orders .customer_id AND <text:s/>orders.purch_amt BETWEEN 500 AND 2000;</text:p>
        </text:list-item>
        <text:list-item>
          <text:p text:style-name="P30">SELECT a.cust_name AS "Customer Name", a.city, b.name AS "Salesman", b.commission FROM customer a INNER JOIN salesman b ON a.salesman_id=b.salesman_id;</text:p>
        </text:list-item>
        <text:list-item>
          <text:p text:style-name="P30">SELECT a.cust_name AS "Customer Name", a.city, b.name AS "Salesman", b.commission FROM customer a INNER JOIN salesman b ON a.salesman_id=b.salesman_id WHERE b.commission&gt;.12;</text:p>
        </text:list-item>
        <text:list-item>
          <text:p text:style-name="P30">SELECT a.cust_name AS "Customer Name", a.city, b.name AS "Salesman", b.city,b.commission <text:s/>FROM customer a <text:s/>INNER JOIN salesman b <text:s/>ON a.salesman_id=b.salesman_id WHERE b.commission&gt;.12 AND a.city&lt;&gt;b.city;</text:p>
        </text:list-item>
        <text:list-item>
          <text:p text:style-name="P30">SELECT a.ord_no,a.ord_date,a.purch_amt,b.cust_name AS "Customer Name", b.grade, c.name AS "Salesman", c.commission FROM orders a INNER JOIN customer b ON a.customer_id=b.customer_id INNER JOIN salesman c Ona.salesman_id=c.salesman_id;</text:p>
        </text:list-item>
        <text:list-item>
          <text:p text:style-name="P30">SELECT * FROM orders a inner join customer b on a.customer_id = b.customer_id and a.salesman_id = b.salesman_id inner join salesman c on c.salesman_id = a.salesman_id</text:p>
        </text:list-item>
        <text:list-item>
          <text:p text:style-name="P30">SELECT a.cust_name,a.city,a.grade, b.name AS "Salesman",b.city FROM customer a LEFT JOIN salesman b ON a.salesman_id=b.salesman_id order by a.customer_id;</text:p>
        </text:list-item>
        <text:list-item>
          <text:p text:style-name="P30">SELECT a.cust_name,a.city,a.grade, b.name AS "Salesman", b.city FROM customer a LEFT OUTER JOIN salesman b ON a.salesman_id=b.salesman_id WHERE a.grade&lt;300 ORDER BY a.customer_id;</text:p>
        </text:list-item>
        <text:list-item>
          <text:p text:style-name="P30">SELECT a.cust_name,a.city, b.ord_no,b.ord_date,b.purch_amt AS "Order Amount" FROM customer a LEFT OUTER JOIN orders b ON a.customer_id=b.customer_id order by b.ord_date;</text:p>
        </text:list-item>
        <text:list-item>
          <text:p text:style-name="P30"><text:soft-page-break/>SELECT a.cust_name,a.city, b.ord_no,b.ord_date,b.purch_amt AS "Order Amount", c.name,c.commission FROM customer a LEFT OUTER JOIN orders b ON a.customer_id=b.customer_id LEFT OUTER JOIN salesman c ON c.salesman_id=b.salesman_id;</text:p>
        </text:list-item>
        <text:list-item>
          <text:p text:style-name="P30">SELECT a.cust_name,a.city,a.grade, b.name AS "Salesman", b.city FROM customer a RIGHT OUTER JOIN salesman b ON b.salesman_id=a.salesman_id ORDER BY b.salesman_id;</text:p>
        </text:list-item>
        <text:list-item>
          <text:p text:style-name="P30">SELECT a.cust_name,a.city,a.grade, b.name AS "Salesman", c.ord_no, c.ord_date,c.purch_amt FROM customer a RIGHT OUTER JOIN salesman b ON b.salesman_id=a.salesman_id RIGHT OUTER JOIN orders c ON c.customer_id=a.customer_id;</text:p>
        </text:list-item>
        <text:list-item>
          <text:p text:style-name="P30">SELECT a.cust_name,a.city,a.grade, b.name AS "Salesman", c.ord_no, c.ord_date, c.purch_amt FROM customer a RIGHT OUTER JOIN salesman b ON b.salesman_id=a.salesman_id LEFT OUTER JOIN orders c ON c.customer_id=a.customer_id WHERE c.purch_amt&gt;=2000 AND a.grade IS NOT NULL;</text:p>
        </text:list-item>
        <text:list-item>
          <text:p text:style-name="P30">SELECT a.cust_name,a.city, b.ord_no,b.ord_date,b.purch_amt AS "Order Amount" FROM customer a FULL OUTER JOIN orders b ON a.customer_id=b.customer_id;</text:p>
        </text:list-item>
        <text:list-item>
          <text:p text:style-name="P30">SELECT a.cust_name,a.city, b.ord_no,b.ord_date,b.purch_amt AS "Order Amount" FROM customer a FULL OUTER JOIN orders b ON a.customer_id=b.customer_id WHERE a.grade IS NOT NULL;</text:p>
        </text:list-item>
        <text:list-item>
          <text:p text:style-name="P30">SELECT * FROM salesman a CROSS JOIN customer b;</text:p>
        </text:list-item>
        <text:list-item>
          <text:p text:style-name="P30">SELECT * FROM salesman a CROSS JOIN customer b WHERE a.city IS NOT NULL;</text:p>
        </text:list-item>
        <text:list-item>
          <text:p text:style-name="P30">SELECT * FROM salesman a CROSS JOIN <text:s/>customer b WHERE a.city IS NOT NULL AND b.grade IS NOT NULL;</text:p>
        </text:list-item>
        <text:list-item>
          <text:p text:style-name="P30">SELECT * FROM salesman a CROSS JOIN customer b WHERE a.city IS NOT NULL AND b.grade IS NOT NULL AND <text:s/>a.city&lt;&gt;b.city;</text:p>
        </text:list-item>
        <text:list-item>
          <text:p text:style-name="P30">SELECT * <text:s text:c="2"/>FROM item_mast <text:s text:c="3"/>INNER JOIN company_mast <text:s text:c="2"/>ON item_mast.pro_com= company_mast.com_id; </text:p>
        </text:list-item>
        <text:list-item>
          <text:p text:style-name="P30">SELECT item_mast.pro_name, pro_price, company_mast.com_name FROM item_mast INNER JOIN company_mast ON item_mast.pro_com = company_mast.com_id; </text:p>
        </text:list-item>
        <text:list-item>
          <text:p text:style-name="P30">SELECT AVG(pro_price), company_mast.com_name FROM item_mast INNER <text:s/>JOIN company_mast ON item_mast.pro_com= company_mast.com_id <text:s/>GROUP BY company_mast.com_name; </text:p>
        </text:list-item>
        <text:list-item>
          <text:p text:style-name="P30"><text:s/>SELECT AVG(pro_price), company_mast.com_name FROM item_mast INNER JOIN company_mast ON item_mast.pro_com= company_mast.com_id GROUP BY company_mast.com_name HAVING AVG(pro_price) &gt;= 350;</text:p>
        </text:list-item>
        <text:list-item>
          <text:p text:style-name="P30">SELECT A.pro_name, A.pro_price, F.com_name FROM item_mast A INNER JOIN company_mast F ON A.pro_com = F.com_id AND A.pro_price = <text:s/>( SELECT MAX(A.pro_price) FROM item_mast A WHERE A.pro_com = F.com_id );</text:p>
        </text:list-item>
        <text:list-item>
          <text:p text:style-name="P30">SELECT emp_idno, A.emp_fname AS "First Name", emp_lname AS "Last Name", B.dpt_name AS "Department", emp_dept, dpt_code, <text:s/>dpt_allotment FROM emp_details A INNER JOIN emp_department B <text:s/>ON A.emp_dept = B.dpt_code;</text:p>
        </text:list-item>
        <text:list-item>
          <text:p text:style-name="P30">SELECT emp_details.emp_fname AS "First Name", emp_lname AS "Last Name", emp_department.dpt_name AS "Department", dpt_allotment AS "Amount Allotted" FROM emp_details <text:s/>INNER JOIN emp_department <text:s/>ON emp_details.emp_dept = emp_department.dpt_code;</text:p>
        </text:list-item>
        <text:list-item>
          <text:p text:style-name="P30">SELECT emp_details.emp_fname AS "First Name", emp_lname AS "Last Name" FROM emp_details <text:s/>INNER JOIN emp_department <text:s/>ON emp_details.emp_dept = emp_department.dpt_code AND emp_department.dpt_allotment &gt; 50000;</text:p>
        </text:list-item>
        <text:list-item>
          <text:p text:style-name="P30">SELECT emp_department.dpt_name FROM emp_details INNER JOIN emp_department ON emp_dept =dpt_code GROUP BY emp_department.dpt_name HAVING COUNT(*) &gt; 2;</text:p>
        </text:list-item>
      </text:list>
      <text:p text:style-name="P13"><text:soft-page-break/><text:span text:style-name="T11">E) </text:span><text:a xlink:type="simple" xlink:href="https://www.w3resource.com/sql-exercises/union/sql-union.php" text:style-name="Internet_20_link" text:visited-style-name="Visited_20_Internet_20_Link">SQL Union</text:a></text:p>
      <text:p text:style-name="P12"/>
      <text:list xml:id="list2466127872" text:style-name="L9">
        <text:list-item>
          <text:p text:style-name="P31">SELECT salesman_id "ID", name, 'Salesman' FROM salesman WHERE city='London' UNION (SELECT customer_id "ID", cust_name, 'Customer' FROM customer WHERE city='London')</text:p>
        </text:list-item>
        <text:list-item>
          <text:p text:style-name="P31">SELECT salesman_id, city FROM customer UNION (SELECT salesman_id, city FROM salesman)</text:p>
        </text:list-item>
        <text:list-item>
          <text:p text:style-name="P31">SELECT salesman_id, customer_id FROM customer UNION (SELECT salesman_id, customer_id FROM orders)</text:p>
        </text:list-item>
        <text:list-item>
          <text:p text:style-name="P31">SELECT a.salesman_id, name, ord_no, 'highest on', ord_date FROM salesman a, orders b WHERE a.salesman_id =b.salesman_id AND b.purch_amt= (SELECT MAX (purch_amt) FROM orders c WHERE c.ord_date = b.ord_date) UNION (SELECT a.salesman_id, name, ord_no, 'lowest on', ord_date FROM salesman a, orders b WHERE a.salesman_id =b.salesman_id AND b.purch_amt= (SELECT MIN (purch_amt) FROM orders c WHERE c.ord_date = b.ord_date)) ORDER BY 3</text:p>
        </text:list-item>
        <text:list-item>
          <text:p text:style-name="P31">SELECT a.salesman_id, name, ord_no, 'highest on', ord_date FROM salesman a, orders b WHERE a.salesman_id =b.salesman_id AND b.purch_amt= (SELECT MAX (purch_amt) FROM orders c WHERE c.ord_date = b.ord_date) UNION (SELECT a.salesman_id, name, ord_no, 'lowest on', ord_date FROM salesman a, orders b WHERE a.salesman_id =b.salesman_id AND b.purch_amt= (SELECT MIN (purch_amt) FROM orders c WHERE c.ord_date = b.ord_date)) ORDER BY 3</text:p>
        </text:list-item>
        <text:list-item>
          <text:p text:style-name="P31">SELECT customer_id, city, grade, 'High Rating' FROM customer WHERE grade &gt;= 300 UNION (SELECT customer_id, city, grade, 'Low Rating' FROM customer WHERE grade &lt; 300)</text:p>
        </text:list-item>
      </text:list>
      <text:p text:style-name="P12"/>
      <text:p text:style-name="P15"><text:span text:style-name="T12">F)</text:span><text:a xlink:type="simple" xlink:href="https://www.w3resource.com/sql-exercises/subqueries/index.php" text:style-name="Internet_20_link" text:visited-style-name="Visited_20_Internet_20_Link">SQL SUBQUERIES </text:a></text:p>
      <text:list xml:id="list782393462" text:style-name="L10">
        <text:list-item>
          <text:p text:style-name="P33">SELECT * FROM orders WHERE salesman_id = (select salesman_id FROM salesman WHERE name='Paul Adam');</text:p>
        </text:list-item>
        <text:list-item>
          <text:p text:style-name="P33">SELECT * FROM orders WHERE salesman_id IN (SELECT salesman_id FROM salesman WHERE city='London');</text:p>
        </text:list-item>
        <text:list-item>
          <text:p text:style-name="P33">SELECT * FROM orders WHERE salesman_id IN (SELECT DISTINCT salesman_id FROM orders WHERE customer_id =3007);</text:p>
        </text:list-item>
        <text:list-item>
          <text:p text:style-name="P33">SELECT * FROM orders WHERE purch_amt &gt; (select AVG(purch_amt) FROM orders where ord_date ='10/10/2012');</text:p>
        </text:list-item>
        <text:list-item>
          <text:p text:style-name="P33">SELECT * FROM orders WHERE salesman_id IN (select salesman_id FROM salesman WHERE city ='New York');</text:p>
        </text:list-item>
        <text:list-item>
          <text:p text:style-name="P33">SELECT commission FROM salesman WHERE salesman_id IN (select salesman_id FROM customer WHERE city = 'Paris');</text:p>
        </text:list-item>
        <text:list-item>
          <text:p text:style-name="P33">SELECT * FROM customer WHERE customer_id = (select salesman_id - 2001 FROM salesman WHERE name = 'Mc Lyon');</text:p>
        </text:list-item>
        <text:list-item>
          <text:p text:style-name="P33">SELECT grade, COUNT (*) FROM customer Group by grade HAVING grade &gt; (select AVG(grade) FROM customer WHERE city = 'New York');</text:p>
        </text:list-item>
        <text:list-item>
          <text:p text:style-name="P33">SELECT * FROM orders WHERE salesman_id IN(SELECT salesman_id FROM salesman WHERE commission = (SELECT MAX(commission) FROM salesman));</text:p>
        </text:list-item>
        <text:list-item>
          <text:p text:style-name="P33">SELECT b.*, a.cust_name FROM orders b INNER JOIN customer a ON a.customer_id=b.customer_id AND b.ord_date='2012-08-17';</text:p>
        </text:list-item>
        <text:list-item>
          <text:p text:style-name="P33">SELECT * FROM SALESMAN WHERE salesman_id IN (SELECT salesman_id FROM customer GROUP BY salesman_id HAVING COUNT(customer_id) &gt; 1)</text:p>
        </text:list-item>
        <text:list-item>
          <text:p text:style-name="P33">SELECT * FROM orders a WHERE purch_amt &gt; (SELECT AVG(purch_amt) FROM orders b WHERE b.customer_id = a.customer_id);</text:p>
        </text:list-item>
        <text:list-item>
          <text:p text:style-name="P33">SELECT * FROM orders a WHERE purch_amt &gt;= (SELECT AVG(purch_amt) FROM orders b WHERE b.customer_id = a.customer_id);</text:p>
        </text:list-item>
        <text:list-item>
          <text:p text:style-name="P33"><text:soft-page-break/>SELECT ord_date, SUM (purch_amt) FROM orders a GROUP BY ord_date HAVING SUM (purch_amt) &gt; (SELECT 1000.00 + MAX(purch_amt) FROM orders b WHERE a.ord_date = b.ord_date);</text:p>
        </text:list-item>
        <text:list-item>
          <text:p text:style-name="P33">SELECT customer_id,cust_name, city FROM customer WHERE EXISTS (SELECT * FROM customer WHERE city='London');</text:p>
        </text:list-item>
        <text:list-item>
          <text:p text:style-name="P33">SELECT * FROM salesman WHERE salesman_id IN (SELECT salesman_id FROM customer GROUP BY salesman_id HAVING COUNT(customer_id) &gt; 1)</text:p>
        </text:list-item>
        <text:list-item>
          <text:p text:style-name="P33">SELECT * FROM salesman WHERE salesman_id IN (SELECT salesman_id FROM customer GROUP BY salesman_id HAVING COUNT(customer_id) = 1)</text:p>
        </text:list-item>
        <text:list-item>
          <text:p text:style-name="P33">SELECT * FROM salesman where salesman_id IN (SELECT salesman_id FROM customer WHERE customer_id IN (SELECT customer_id FROM orders GROUP BY customer_id HAVING COUNT(customer_id) &gt; 1))</text:p>
        </text:list-item>
        <text:list-item>
          <text:p text:style-name="P33">SELECT * FROM salesman WHERE city IN(SELECT city FROM customer);</text:p>
        </text:list-item>
        <text:list-item>
          <text:p text:style-name="P33">SELECT * FROM salesman WHERE salesman_id IN (SELECT salesman_id FROM customer GROUP BY salesman_id HAVING COUNT(customer_id) &gt; 1)</text:p>
        </text:list-item>
        <text:list-item>
          <text:p text:style-name="P33">SELECT * FROM salesman a WHERE EXISTS (SELECT * FROM CUSTOMER b WHERE <text:s/>a.name <text:s/>&lt; b.cust_name);</text:p>
        </text:list-item>
        <text:list-item>
          <text:p text:style-name="P33">SELECT * FROM customer WHERE grade &gt; ANY (SELECT grade FROM CUSTOMER WHERE <text:s/>city &lt; 'New York');</text:p>
        </text:list-item>
        <text:list-item>
          <text:p text:style-name="P33">SELECT * FROM Orders WHERE purch_amt &gt; ANY (SELECT purch_amt FROM orders WHERE <text:s/>ord_date='2012/09/10');</text:p>
        </text:list-item>
        <text:list-item>
          <text:p text:style-name="P33">SELECT * FROM orders WHERE purch_amt &lt; ANY (SELECT purch_amt FROM orders a, customer b WHERE <text:s/>a.customer_id=b.customer_id AND b.city='London');</text:p>
        </text:list-item>
        <text:list-item>
          <text:p text:style-name="P33">SELECT salesman.name, salesman.city, subquery1.total_amt FROM </text:p>
        </text:list-item>
        <text:list-item>
          <text:p text:style-name="P33">salesman, (SELECT salesman_id, SUM(orders.purch_amt) AS total_amt <text:s/>FROM orders GROUP BY salesman_id) subquery1 WHERE subquery1.salesman_id = salesman.salesman_id AND salesman.city IN (SELECT DISTINCT city FROM customer);</text:p>
        </text:list-item>
        <text:list-item>
          <text:p text:style-name="P33">SELECT * FROM Orders WHERE purch_amt &gt; ANY (SELECT purch_amt FROM orders WHERE <text:s/>ord_date='2012/09/10');</text:p>
        </text:list-item>
        <text:list-item>
          <text:p text:style-name="P32"><text:span text:style-name="T12">SELECT * FROM customer WHERE grade NOT IN (SELECT grade FROM customer WHERE city='</text:span><text:span text:style-name="T13">London</text:span><text:span text:style-name="T12">');</text:span></text:p>
        </text:list-item>
        <text:list-item>
          <text:p text:style-name="P33">SELECT * FROM customer WHERE grade NOT IN (SELECT grade FROM customer WHERE city='Paris');</text:p>
        </text:list-item>
        <text:list-item>
          <text:p text:style-name="P33">SELECT * FROM customer WHERE NOT grade IN <text:s/>(SELECT grade <text:span text:style-name="T13">F</text:span>ROM customer WHERE city='Dallas');</text:p>
        </text:list-item>
        <text:list-item>
          <text:p text:style-name="P33">SELECT AVG(pro_price) AS "Average Price", company_mast.com_name As "Company" FROM item_mast, company_mast WHERE item_mast.pro_com= company_mast.com_id GROUP BY company_mast.com_name;</text:p>
        </text:list-item>
        <text:list-item>
          <text:p text:style-name="P33">SELECT AVG(pro_price) AS "Average Price", <text:s/>company_mast.com_name AS "Company" FROM item_mast, company_mast <text:s/>WHERE item_mast.pro_com= company_mast.com_id GROUP BY company_mast.com_name HAVING AVG(pro_price) &gt;= 350;</text:p>
        </text:list-item>
        <text:list-item>
          <text:p text:style-name="P33">SELECT P.pro_name AS "Product Name", P.pro_price AS "Price", C.com_name AS "Company" FROM item_mast P, company_mast C WHERE P.pro_com = C.com_id <text:s text:c="4"/>AND P.pro_price = <text:s/>( SELECT MAX(P.pro_price) FROM item_mast P <text:s/>WHERE P.pro_com = C.com_id );</text:p>
        </text:list-item>
        <text:list-item>
          <text:p text:style-name="P33">SELECT * <text:s text:c="2"/>FROM emp_details WHERE emp_lname IN ('Gabriel' , 'Dosio');</text:p>
        </text:list-item>
        <text:list-item>
          <text:p text:style-name="P33">SELECT * <text:s/>FROM emp_details <text:s/>WHERE emp_dept IN (89,63);</text:p>
        </text:list-item>
        <text:list-item>
          <text:p text:style-name="P33">SELECT emp_fname, emp_lname <text:s/>FROM emp_details <text:s/>WHERE emp_dept IN <text:s/>(SELECT dpt_code <text:s/>FROM emp_department <text:s/>WHERE dpt_allotment &gt; 50000);</text:p>
        </text:list-item>
        <text:list-item>
          <text:p text:style-name="P33">SELECT * <text:s/>FROM emp_department WHERE dpt_allotment &gt; ( SELECT AVG(dpt_allotment) FROM emp_department);</text:p>
        </text:list-item>
        <text:list-item>
          <text:p text:style-name="P34"><text:soft-page-break/>SELECT * <text:s/>FROM emp_department WHERE dpt_allotment &gt; ( <text:s/>SELECT AVGSELECT dpt_name FROM emp_department <text:s/>WHERE dpt_code IN ( SELECT emp_dept FROM emp_details GROUP BY emp_dept <text:s text:c="5"/>HAVING COUNT(*) &gt;2 <text:s/>);(dpt_allotment) FROM emp_department );</text:p>
        </text:list-item>
        <text:list-item>
          <text:p text:style-name="P33">SELECT emp_fname, emp_lname FROM emp_details WHERE emp_dept IN ( <text:s/>SELECT dpt_code <text:s/>FROM emp_department <text:s text:c="2"/>WHERE dpt_allotment= (SELECT MIN(dpt_allotment) FROM emp_department <text:s/>WHERE dpt_allotment &gt; (SELECT MIN(dpt_allotment) FROM emp_department )));</text:p>
        </text:list-item>
      </text:list>
      <text:p text:style-name="P14"/>
      <text:p text:style-name="P17">RANK() Functions <text:span text:style-name="T14">along with CTE</text:span></text:p>
      <text:list xml:id="list2405126670" text:style-name="L11">
        <text:list-item>
          <text:p text:style-name="P35">select *,row_number() over(partition by job_id order by manager_id) as p from employees;</text:p>
        </text:list-item>
        <text:list-item>
          <text:p text:style-name="P35">select *,<text:span text:style-name="T15">rank</text:span>() over(partition by job_id order by manager_id) as p from employees;</text:p>
        </text:list-item>
        <text:list-item>
          <text:p text:style-name="P35">select *,<text:span text:style-name="T15">dense_rank</text:span>() over(partition by job_id order by manager_id) as p from employees;</text:p>
        </text:list-item>
        <text:list-item>
          <text:p text:style-name="P35"><text:s/>with cte_employee as (select *,rank() over(partition by job_id order by salary) as ranking from employees) select * from cte_employee;</text:p>
        </text:list-item>
      </text:list>
      <text:p text:style-name="P17"/>
      <text:p text:style-name="P18">Triggers </text:p>
      <text:p text:style-name="P18"><text:a xlink:type="simple" xlink:href="https://www.youtube.com/watch?v=-33ojNgvqrM&amp;list=PLT9miexWCpPXdFYnExGsu5xidLsMD18zz&amp;index=1" text:style-name="Internet_20_link" text:visited-style-name="Visited_20_Internet_20_Link">https://www.youtube.com/watch?v=-33ojNgvqrM&amp;list=PLT9miexWCpPXdFYnExGsu5xidLsMD18zz&amp;index=1</text:a></text:p>
      <text:p text:style-name="P18"/>
      <text:list xml:id="list4242524276" text:style-name="L13">
        <text:list-header>
          <text:p text:style-name="P42"><text:span text:style-name="T16">B</text:span>efore delete Trigger</text:p>
          <text:list>
            <text:list-header>
              <text:p text:style-name="P42"><text:span text:style-name="T16">C</text:span>eate trigger before_message_deletes before delete</text:p>
              <text:p text:style-name="P42">ON mydb.employee</text:p>
              <text:p text:style-name="P42">FOR each row</text:p>
              <text:p text:style-name="P43"><text:span text:style-name="T16">I</text:span>nsert into mydb.employee_logs(empid,empname,designation,department,joiningdate values(old.empid,old.empname,old.designation,old.department,old.joiningdate);</text:p>
            </text:list-header>
          </text:list>
          <text:p text:style-name="P43"/>
          <text:p text:style-name="P43"><text:span text:style-name="T16">After Insert Trigger</text:span></text:p>
        </text:list-header>
      </text:list>
      <text:p text:style-name="P18"><text:tab/><text:tab/>create trigger after_record_inserts after insert</text:p>
      <text:p text:style-name="P18"><text:tab/><text:tab/>on mydb.employee</text:p>
      <text:p text:style-name="P18"><text:tab/><text:tab/>for each row</text:p>
      <text:p text:style-name="P44"><text:tab/><text:tab/>insert into <text:tab/><text:tab/><text:tab/><text:tab/><text:tab/><text:tab/><text:tab/><text:tab/><text:tab/><text:tab/> <text:tab/><text:tab/>mydb.employee_logs(empid,empname,designation,</text:p>
      <text:p text:style-name="P44"><text:tab/><text:tab/>department,joiningdate,status)</text:p>
      <text:p text:style-name="P44"><text:tab/><text:tab/>values(new.empid,new.empname,new.designation,</text:p>
      <text:p text:style-name="P46"><text:span text:style-name="T17"><text:tab/><text:tab/>new.department,new.joiningdate,"INSERTED"</text:span></text:p>
      <text:p text:style-name="P45"><text:s text:c="14"/></text:p>
      <text:p text:style-name="P46"><text:tab/>Before Update Trigger</text:p>
      <text:p text:style-name="P46"><text:tab/><text:tab/>create trigger before_record_updates before update</text:p>
      <text:p text:style-name="P46"><text:tab/><text:tab/>on mydb.employee</text:p>
      <text:p text:style-name="P46"><text:tab/><text:tab/>for each row</text:p>
      <text:p text:style-name="P46"><text:tab/><text:tab/>insert into <text:tab/><text:tab/><text:tab/><text:tab/><text:tab/><text:tab/><text:tab/><text:tab/><text:tab/><text:tab/><text:tab/><text:tab/>mydb.employee_logs(empid,empname,designation,</text:p>
      <text:p text:style-name="P46"><text:tab/><text:tab/>department,<text:span text:style-name="T16">j</text:span>oiningdate,status)</text:p>
      <text:p text:style-name="P46"><text:tab/><text:tab/>values(old.empid,old.empname,old.designation,</text:p>
      <text:p text:style-name="P46"><text:tab/><text:tab/>old.department,old.joiningdate,"UPDATED");</text:p>
      <text:p text:style-name="P46"><text:tab/><text:tab/></text:p>
      <text:p text:style-name="P46"><text:tab/>Mutiple Triggers Same Time and Same event</text:p>
      <text:p text:style-name="P46"><text:tab/><text:tab/>delimiter $$</text:p>
      <text:p text:style-name="P46"><text:tab/><text:tab/>create trigger after_record_updates before update</text:p>
      <text:p text:style-name="P46"><text:tab/><text:tab/>on mydb.employee </text:p>
      <text:p text:style-name="P46"><text:tab/>f<text:tab/>or each row follows before_record_updates</text:p>
      <text:p text:style-name="P46"><text:soft-page-break/><text:s text:c="4"/><text:tab/><text:tab/>begin </text:p>
      <text:p text:style-name="P46"><text:tab/><text:tab/>if old.empid &lt;&gt; new.empid then</text:p>
      <text:p text:style-name="P47"><text:tab/><text:tab/><text:tab/>insert into mydb.employee_logs(empid,empname,</text:p>
      <text:p text:style-name="P47"><text:tab/><text:tab/><text:tab/>designation,department,joiningdate,status)</text:p>
      <text:p text:style-name="P47"><text:tab/><text:tab/><text:tab/>values(new.empid,new.empname,new.designation,</text:p>
      <text:p text:style-name="P47"><text:tab/><text:tab/><text:tab/>new.department,new.joiningdate,"UPDATED_NEW");</text:p>
      <text:p text:style-name="P46"><text:tab/><text:tab/>else</text:p>
      <text:p text:style-name="P46"><text:tab/><text:tab/><text:tab/>update mydb.employee_logs</text:p>
      <text:p text:style-name="P46"><text:s text:c="12"/><text:tab/><text:tab/>set empname = new.empname,</text:p>
      <text:p text:style-name="P46"><text:tab/><text:tab/><text:tab/>designation = new.designation,</text:p>
      <text:p text:style-name="P46"><text:s text:c="16"/><text:tab/><text:tab/>department = new.department,</text:p>
      <text:p text:style-name="P46"><text:s text:c="15"/><text:tab/><text:tab/> status = 'UPDATED_NEW';</text:p>
      <text:p text:style-name="P46"><text:tab/><text:tab/>end if;</text:p>
      <text:p text:style-name="P46"><text:s text:c="4"/><text:tab/>end$$</text:p>
      <text:p text:style-name="P46"><text:tab/>delimiter ;</text:p>
      <text:p text:style-name="P46"/>
      <text:p text:style-name="P45"/>
      <text:p text:style-name="P45"/>
      <text:p text:style-name="P18"/>
      <text:p text:style-name="P18"/>
      <text:p text:style-name="P18"/>
      <text:p text:style-name="P17"/>
      <text:p text:style-name="P14"/>
      <text:p text:style-name="P14"/>
      <text:p text:style-name="P14"/>
      <text:p text:style-name="P16">DATA WAREHOUSING MODELLING-</text:p>
      <text:p text:style-name="P16"/>
      <text:list xml:id="list3646263201" text:style-name="L12">
        <text:list-item>
          <text:p text:style-name="P37">Datawarehousing Concepts Basics (Fact and Dimension Table)</text:p>
          <text:p text:style-name="P38"><text:a xlink:type="simple" xlink:href="https://www.youtube.com/watch?v=Q7KHW2oCOUI&amp;list=PLUWdEQb_2yqX21c8Wv6ai0yZ93cQSnDJg&amp;index=5" text:style-name="Internet_20_link" text:visited-style-name="Visited_20_Internet_20_Link">https://www.youtube.com/watch?v=Q7KHW2oCOUI&amp;list=PLUWdEQb_2yqX21c8Wv6ai0yZ93cQSnDJg&amp;index=5</text:a></text:p>
        </text:list-item>
        <text:list-item>
          <text:p text:style-name="P39">Facts And Dimenions</text:p>
          <text:p text:style-name="P39"><text:a xlink:type="simple" xlink:href="https://www.youtube.com/watch?v=pDlWh53GKbo&amp;list=PLUWdEQb_2yqX21c8Wv6ai0yZ93cQSnDJg&amp;index=1" text:style-name="Internet_20_link" text:visited-style-name="Visited_20_Internet_20_Link">https://www.youtube.com/watch?v=pDlWh53GKbo&amp;list=PLUWdEQb_2yqX21c8Wv6ai0yZ93cQSnDJg&amp;index=1</text:a></text:p>
        </text:list-item>
        <text:list-item>
          <text:p text:style-name="P40">Junk Dimesnsions</text:p>
          <text:p text:style-name="P40"><text:a xlink:type="simple" xlink:href="https://www.youtube.com/watch?v=qh0h0hH5m9g&amp;list=PLUWdEQb_2yqX21c8Wv6ai0yZ93cQSnDJg&amp;index=2" text:style-name="Internet_20_link" text:visited-style-name="Visited_20_Internet_20_Link">https://www.youtube.com/watch?v=qh0h0hH5m9g&amp;list=PLUWdEQb_2yqX21c8Wv6ai0yZ93cQSnDJg&amp;index=2</text:a></text:p>
        </text:list-item>
        <text:list-item>
          <text:p text:style-name="P40">Slowly Changing Dimesnsions</text:p>
          <text:p text:style-name="P40"><text:a xlink:type="simple" xlink:href="https://www.youtube.com/watch?v=XqdZF0DJpUs&amp;list=PLUWdEQb_2yqX21c8Wv6ai0yZ93cQSnDJg&amp;index=3" text:style-name="Internet_20_link" text:visited-style-name="Visited_20_Internet_20_Link">https://www.youtube.com/watch?v=XqdZF0DJpUs&amp;list=PLUWdEQb_2yqX21c8Wv6ai0yZ93cQSnDJg&amp;index=3</text:a></text:p>
        </text:list-item>
        <text:list-item>
          <text:p text:style-name="P36">Star and Snow Flake Schema</text:p>
          <text:p text:style-name="P40"><text:a xlink:type="simple" xlink:href="https://www.youtube.com/watch?v=Qq4yhhAk9fc&amp;list=PLUWdEQb_2yqX21c8Wv6ai0yZ93cQSnDJg&amp;index=4" text:style-name="Internet_20_link" text:visited-style-name="Visited_20_Internet_20_Link">https://www.youtube.com/watch?v=Qq4yhhAk9fc&amp;list=PLUWdEQb_2yqX21c8Wv6ai0yZ93cQSnDJg&amp;index=4</text:a></text:p>
        </text:list-item>
      </text:list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6T15:07:35.797184071</meta:creation-date>
    <dc:date>2020-09-18T00:00:12.162488156</dc:date>
    <meta:editing-duration>PT4H6M21S</meta:editing-duration>
    <meta:editing-cycles>3</meta:editing-cycles>
    <meta:generator>LibreOffice/6.4.5.2$Linux_X86_64 LibreOffice_project/40$Build-2</meta:generator>
    <meta:document-statistic meta:table-count="0" meta:image-count="0" meta:object-count="0" meta:page-count="9" meta:paragraph-count="254" meta:word-count="2940" meta:character-count="23038" meta:non-whitespace-character-count="20256"/>
  </office:meta>
</office:document-meta>
</file>